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37cm" fo:min-width="11.144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4.917cm" fo:min-width="0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1.1cm" fo:min-width="13.2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836cm" fo:min-width="11.144cm"/>
    </style:style>
    <style:style style:name="gr7" style:family="graphic" style:parent-style-name="standard">
      <style:graphic-properties draw:textarea-horizontal-align="justify" draw:textarea-vertical-align="middle" draw:auto-grow-height="false" fo:min-height="1.1cm" fo:min-width="13.1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4.917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14pt" style:letter-kerning="false" style:font-name-asian="DejaVu Sans" style:font-size-asian="18pt" style:font-name-complex="DejaVu Sans" style:font-size-complex="18pt"/>
    </style:style>
    <style:style style:name="P3" style:family="paragraph">
      <loext:graphic-properties draw:fill="none" draw:fill-color="#ffffff"/>
      <style:text-properties style:font-name="Liberation Serif" fo:font-size="14pt" style:letter-kerning="false" style:font-name-asian="DejaVu Sans" style:font-size-asian="18pt" style:font-name-complex="DejaVu Sans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Liberation Serif" fo:font-size="14pt" style:letter-kerning="false" style:font-name-asian="DejaVu Sans" style:font-size-asian="18pt" style:font-name-complex="DejaVu Sans" style:font-size-complex="18pt"/>
    </style:style>
    <style:style style:name="T1" style:family="text">
      <style:text-properties fo:font-weight="bold"/>
    </style:style>
    <style:style style:name="T2" style:family="text">
      <style:text-properties style:font-name="Liberation Serif" fo:font-size="14pt" fo:font-weight="bold" style:letter-kerning="false" style:font-name-asian="DejaVu Sans" style:font-size-asian="18pt" style:font-name-complex="DejaVu Sans" style:font-size-complex="18pt"/>
    </style:style>
    <style:style style:name="T3" style:family="text">
      <style:text-properties style:font-name="Liberation Serif" fo:font-size="14pt" fo:font-weight="normal" style:letter-kerning="false" style:font-name-asian="DejaVu Sans" style:font-size-asian="18pt" style:font-name-complex="DejaVu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6cm" svg:height="3.601cm" draw:transform="rotate (-1.5707963267949) translate (10.847cm 15.7cm)">
          <text:p/>
          <draw:enhanced-geometry svg:viewBox="0 0 21600 21600" draw:text-areas="0 ?f0 ?f5 ?f2" draw:mirror-horizontal="false" draw:mirror-vertical="false" draw:type="right-arrow" draw:modifiers="18769.9388937386 4541.33083411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8.536cm" svg:height="4.917cm" svg:x="1.164cm" svg:y="1.383cm">
          <draw:text-box>
            <text:p text:style-name="P2">Klimasensor auslesen </text:p>
            <text:p text:style-name="P2">Auf Cmulti horchen auf Informationen, die dargestellt werden</text:p>
            <text:p text:style-name="P2">Auf Cmulti horchen auf Informationen, die gefunkt werden sollen</text:p>
            <text:p text:style-name="P2">Auf Funk horchen auf Informationen, die gefunkt werden sollen</text:p>
            <text:p text:style-name="P2">Informationen darstellen</text:p>
            <text:p text:style-name="P2">Horchen auf Informationen</text:p>
          </draw:text-box>
        </draw:frame>
        <draw:custom-shape draw:style-name="gr3" draw:text-style-name="P1" draw:layer="layout" svg:width="15.7cm" svg:height="2.7cm" svg:x="3.1cm" svg:y="2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297cm" svg:height="0.962cm" draw:transform="rotate (1.5707963267949) translate (8.738cm 18.3cm)">
          <draw:text-box>
            <text:p>CMulti</text:p>
          </draw:text-box>
        </draw:frame>
        <draw:frame draw:style-name="gr5" draw:text-style-name="P4" draw:layer="layout" svg:width="3.702cm" svg:height="0.962cm" svg:x="14.6cm" svg:y="21.62cm">
          <draw:text-box>
            <text:p>Cmulti</text:p>
          </draw:text-box>
        </draw:frame>
        <draw:custom-shape draw:style-name="gr6" draw:text-style-name="P1" draw:layer="layout" svg:width="12.6cm" svg:height="3.6cm" draw:transform="rotate (-1.5707963267949) translate (15.009cm 15.7cm)">
          <text:p/>
          <draw:enhanced-geometry svg:viewBox="0 0 21600 21600" draw:text-areas="0 ?f0 ?f5 ?f2" draw:mirror-horizontal="false" draw:mirror-vertical="false" draw:type="right-arrow" draw:modifiers="18769.9388937386 4541.33083411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5.6cm" svg:height="2.7cm" svg:x="3.2cm" svg:y="17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912cm" svg:height="0.962cm" draw:transform="rotate (1.5707963267949) translate (12.438cm 18.012cm)">
          <draw:text-box>
            <text:p>Funk</text:p>
          </draw:text-box>
        </draw:frame>
        <draw:frame draw:style-name="gr5" draw:text-style-name="P4" draw:layer="layout" svg:width="3.702cm" svg:height="0.962cm" svg:x="13.798cm" svg:y="18.382cm">
          <draw:text-box>
            <text:p>Darstellung</text:p>
          </draw:text-box>
        </draw:frame>
        <draw:custom-shape draw:style-name="gr6" draw:text-style-name="P1" draw:layer="layout" svg:width="12.6cm" svg:height="3.6cm" draw:transform="rotate (-1.5707963267949) translate (6.459cm 15.7cm)">
          <text:p/>
          <draw:enhanced-geometry svg:viewBox="0 0 21600 21600" draw:text-areas="0 ?f0 ?f5 ?f2" draw:mirror-horizontal="false" draw:mirror-vertical="false" draw:type="right-arrow" draw:modifiers="18769.9388937386 4541.33083411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085cm" svg:height="0.962cm" draw:transform="rotate (1.5707963267949) translate (4.1cm 18cm)">
          <draw:text-box>
            <text:p>Klima</text:p>
          </draw:text-box>
        </draw:frame>
        <draw:frame draw:style-name="gr8" draw:text-style-name="P3" draw:layer="layout" svg:width="18.536cm" svg:height="4.917cm" svg:x="1.1cm" svg:y="5.2cm">
          <draw:text-box>
            <text:p text:style-name="P2"><text:span text:style-name="T1">Input-Kanäle:</text:span></text:p>
            <text:p text:style-name="P2">Klimasensor</text:p>
            <text:p text:style-name="P2">Funk</text:p>
            <text:p text:style-name="P2">Cmulti</text:p>
            <text:p text:style-name="P2"/>
            <text:p text:style-name="P5"><text:span text:style-name="T2">Output-Kanäle:</text:span></text:p>
            <text:p text:style-name="P2"><text:span text:style-name="T3">Darstellung (globale Variable)</text:span></text:p>
            <text:p text:style-name="P2"><text:span text:style-name="T3">Funk</text:span></text:p>
            <text:p text:style-name="P2"><text:span text:style-name="T3">Cmulti</text:span></text:p>
          </draw:text-box>
        </draw:frame>
        <draw:custom-shape draw:style-name="gr3" draw:text-style-name="P1" draw:layer="layout" svg:width="15.7cm" svg:height="2.7cm" svg:x="3.1cm" svg:y="2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702cm" svg:height="0.962cm" svg:x="14.6cm" svg:y="24.82cm">
          <draw:text-box>
            <text:p>Funk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20:20:01.023259749</meta:creation-date>
    <dc:date>2019-01-08T20:51:50.714058846</dc:date>
    <meta:editing-duration>PT11M29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